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557ff" draw:marker-start-width="0.321cm" draw:marker-end-width="0.321cm" draw:fill-color="#ffffff" draw:opacity="0%" draw:textarea-horizontal-align="justify" draw:textarea-vertical-align="middle" draw:auto-grow-height="false" fo:min-height="3.274cm" fo:min-width="1.13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564cm" svg:stroke-color="#ffffff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443cm" fo:min-width="1.13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494cm" svg:stroke-color="#ffffff" draw:marker-start-width="0.938cm" draw:marker-end-width="0.938cm" draw:fill="none" draw:textarea-vertical-align="middle" fo:padding-top="0.369cm" fo:padding-bottom="0.369cm" fo:padding-left="0.494cm" fo:padding-right="0.49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666cm"/>
    </style:style>
    <style:style style:name="gr7" style:family="graphic" style:parent-style-name="standard">
      <style:graphic-properties draw:stroke="none" svg:stroke-color="#000000" draw:fill="none" draw:fill-color="#ffffff" fo:min-height="0.53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798cm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1.255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cm"/>
    </style:style>
    <style:style style:name="gr14" style:family="graphic" style:parent-style-name="objectwithoutfill">
      <style:graphic-properties svg:stroke-width="0.051cm" svg:stroke-color="#2a60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5" style:family="paragraph">
      <style:text-properties fo:color="#2a6099"/>
    </style:style>
    <style:style style:name="P6" style:family="paragraph">
      <loext:graphic-properties draw:fill="none" draw:fill-color="#ffffff"/>
      <style:text-properties fo:color="#2a6099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2a6099" fo:font-size="14pt" style:font-size-asian="14pt" style:font-size-complex="14pt"/>
    </style:style>
    <style:style style:name="T3" style:family="text">
      <style:text-properties fo:font-size="22pt" fo:letter-spacing="0.06cm" fo:text-shadow="1pt 1pt" style:font-size-asian="22pt" style:font-size-complex="22pt"/>
    </style:style>
    <style:style style:name="T4" style:family="text">
      <style:text-properties fo:font-size="18pt" fo:letter-spacing="0.06cm" fo:text-shadow="1pt 1pt" style:font-size-asian="22pt" style:font-size-complex="22pt"/>
    </style:style>
    <style:style style:name="T5" style:family="text">
      <style:text-properties fo:font-size="10pt" fo:text-shadow="1pt 1pt" style:font-size-asian="14pt" style:font-size-complex="14pt"/>
    </style:style>
    <style:style style:name="T6" style:family="text">
      <style:text-properties fo:font-size="10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2pt" fo:letter-spacing="0.06cm" style:font-size-asian="22pt" style:font-size-complex="22pt"/>
    </style:style>
    <style:style style:name="T9" style:family="text">
      <style:text-properties fo:font-size="18pt" fo:letter-spacing="0.06cm" style:font-size-asian="22pt" style:font-size-complex="22pt"/>
    </style:style>
    <style:style style:name="T10" style:family="text">
      <style:text-properties fo:font-size="10pt" fo:letter-spacing="normal" style:font-size-asian="12pt" style:font-size-complex="12pt"/>
    </style:style>
    <style:style style:name="T11" style:family="text">
      <style:text-properties fo:font-size="10pt" fo:letter-spacing="normal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8pt" style:font-size-complex="18pt"/>
    </style:style>
    <style:style style:name="T14" style:family="text">
      <style:text-properties fo:font-size="14pt" fo:letter-spacing="0.06cm" style:font-size-asian="18pt" style:font-size-complex="18pt"/>
    </style:style>
    <style:style style:name="T15" style:family="text">
      <style:text-properties fo:font-size="9pt" fo:letter-spacing="0.06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2.424cm" svg:height="5.096cm" draw:transform="rotate (1.0471975511966) translate (21.791cm 18.33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2" draw:text-style-name="P2" draw:layer="layout" svg:width="2.54cm" svg:height="4.896cm" draw:transform="skewX (0.00610865238198018) rotate (1.2939871074286) translate (22.0553692943016cm 19.1390372742436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g>
              <draw:custom-shape draw:style-name="gr3" draw:text-style-name="P1" draw:layer="layout" svg:width="2.424cm" svg:height="5.335cm" draw:transform="rotate (0.489913921034808) translate (22.526cm 16.8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" draw:text-style-name="P2" draw:layer="layout" svg:width="2.107cm" svg:height="5.324cm" draw:transform="skewX (-0.00785398163397457) rotate (0.461290521302101) translate (22.8925409469075cm 16.6262024787801cm)" svg:viewBox="0 0 2108 5325" svg:d="M715 5286c491 160 859-212 1100-537 235-317 100-787 243-1151 184-468-214-727-29-1213 156-409-59-871-179-1286-116-400-402-751-750-973-286-182-906-224-964 267l-121 314-15 30">
                <text:p/>
              </draw:path>
            </draw:g>
          </draw:g>
          <draw:line draw:style-name="gr5" draw:text-style-name="P2" draw:layer="layout" svg:x1="21.968cm" svg:y1="18.018cm" svg:x2="25.905cm" svg:y2="21.701cm">
            <text:p/>
          </draw:line>
        </draw:g>
        <draw:g>
          <draw:line draw:style-name="gr5" draw:text-style-name="P2" draw:layer="layout" svg:x1="4.349cm" svg:y1="2.094cm" svg:x2="8.263cm" svg:y2="5.876cm">
            <text:p/>
          </draw:line>
          <draw:frame draw:style-name="gr6" draw:text-style-name="P4" draw:layer="layout" svg:width="2.286cm" svg:height="0.916cm" svg:x="5.318cm" svg:y="1.481cm">
            <draw:text-box>
              <text:p text:style-name="P3"><text:span text:style-name="T1">Liquid</text:span></text:p>
            </draw:text-box>
          </draw:frame>
          <draw:frame draw:style-name="gr7" draw:text-style-name="P6" draw:layer="layout" svg:width="1.778cm" svg:height="0.806cm" svg:x="7.731cm" svg:y="4.148cm">
            <draw:text-box>
              <text:p text:style-name="P5"><text:span text:style-name="T2">Solid</text:span></text:p>
            </draw:text-box>
          </draw:frame>
          <draw:line draw:style-name="gr8" draw:text-style-name="P2" draw:layer="layout" svg:x1="5.445cm" svg:y1="3.132cm" svg:x2="5.445cm" svg:y2="6.688cm">
            <text:p/>
          </draw:line>
          <draw:line draw:style-name="gr8" draw:text-style-name="P2" draw:layer="layout" svg:x1="6.969cm" svg:y1="4.529cm" svg:x2="6.969cm" svg:y2="6.688cm">
            <text:p/>
          </draw:line>
          <draw:line draw:style-name="gr8" draw:text-style-name="P2" draw:layer="layout" svg:x1="5.445cm" svg:y1="3.132cm" svg:x2="3.413cm" svg:y2="3.132cm">
            <text:p/>
          </draw:line>
          <draw:line draw:style-name="gr8" draw:text-style-name="P2" draw:layer="layout" svg:x1="6.969cm" svg:y1="4.529cm" svg:x2="3.413cm" svg:y2="4.529cm">
            <text:p/>
          </draw:line>
          <draw:frame draw:style-name="gr9" draw:text-style-name="P8" draw:layer="layout" svg:width="2.921cm" svg:height="3.048cm" svg:x="0.746cm" svg:y="2.397cm">
            <draw:text-box>
              <text:p text:style-name="P7"><text:span text:style-name="T3"><text:s text:c="3"/></text:span><text:span text:style-name="T4">f</text:span><text:span text:style-name="T5">s</text:span><text:span text:style-name="T6">olid</text:span></text:p>
              <text:p text:style-name="P7"><text:span text:style-name="T7"/></text:p>
              <text:p text:style-name="P7"><text:span text:style-name="T8"><text:s text:c="4"/></text:span><text:span text:style-name="T9">f</text:span><text:span text:style-name="T10">L</text:span><text:span text:style-name="T11">i</text:span><text:span text:style-name="T6">quid</text:span></text:p>
            </draw:text-box>
          </draw:frame>
          <draw:g>
            <draw:frame draw:style-name="gr10" draw:text-style-name="P9" draw:layer="layout" svg:width="3.429cm" svg:height="1.778cm" svg:x="4.937cm" svg:y="6.715cm">
              <draw:text-box>
                <text:p><text:span text:style-name="T12"><text:s/></text:span><text:span text:style-name="T13">1</text:span><text:span text:style-name="T12"> <text:s text:c="8"/></text:span><text:span text:style-name="T13">1</text:span></text:p>
                <text:p><text:span text:style-name="T14">n</text:span><text:span text:style-name="T15">S</text:span><text:span text:style-name="T12"> <text:s text:c="6"/></text:span><text:span text:style-name="T14">n</text:span><text:span text:style-name="T15">L</text:span></text:p>
              </draw:text-box>
            </draw:frame>
            <draw:line draw:style-name="gr8" draw:text-style-name="P2" draw:layer="layout" svg:x1="5.064cm" svg:y1="7.443cm" svg:x2="5.826cm" svg:y2="7.443cm">
              <text:p/>
            </draw:line>
            <draw:line draw:style-name="gr8" draw:text-style-name="P2" draw:layer="layout" svg:x1="6.715cm" svg:y1="7.443cm" svg:x2="7.477cm" svg:y2="7.443cm">
              <text:p/>
            </draw:line>
          </draw:g>
          <draw:frame draw:style-name="gr11" draw:text-style-name="P10" draw:layer="layout" svg:width="5.588cm" svg:height="1.016cm" svg:x="3.794cm" svg:y="8.366cm">
            <draw:text-box>
              <text:p text:style-name="P7"><text:span text:style-name="T13">Inve</text:span><text:span text:style-name="T13">rse </text:span><text:span text:style-name="T13">Den</text:span><text:span text:style-name="T13">sity</text:span></text:p>
            </draw:text-box>
          </draw:frame>
          <draw:frame draw:style-name="gr12" draw:text-style-name="P10" draw:layer="layout" svg:width="7.62cm" svg:height="1.505cm" draw:transform="rotate (1.5707963267949) translate (0.472cm 8.257cm)">
            <draw:text-box>
              <text:p text:style-name="P7"><text:span text:style-name="T13">Helmh</text:span><text:span text:style-name="T13">oltz </text:span><text:span text:style-name="T13">free </text:span><text:span text:style-name="T13">energ</text:span><text:span text:style-name="T13">y/ato</text:span><text:span text:style-name="T13">m</text:span></text:p>
            </draw:text-box>
          </draw:frame>
          <draw:custom-shape draw:style-name="gr13" draw:text-style-name="P11" draw:layer="layout" svg:width="0.381cm" svg:height="0.635cm" svg:x="8.112cm" svg:y="4.81cm">
            <text:p/>
            <draw:enhanced-geometry svg:viewBox="0 0 21600 21600" draw:type="rectangle" draw:enhanced-path="M 0 0 L 21600 0 21600 21600 0 21600 0 0 Z N"/>
          </draw:custom-shape>
          <draw:path draw:style-name="gr14" draw:text-style-name="P2" draw:layer="layout" svg:width="7.627cm" svg:height="2.704cm" draw:transform="skewX (-0.48642326253082) rotate (-1.08524572889007) translate (5.77254363896482cm -1.4006589041761cm)" svg:viewBox="0 0 7628 2705" svg:d="M0 2705c3935 1 7628-2705 7628-2705">
            <text:p/>
          </draw:path>
          <draw:path draw:style-name="gr15" draw:text-style-name="P2" draw:layer="layout" svg:width="7.32cm" svg:height="2.902cm" draw:transform="skewX (-0.381005375710362) rotate (-1.29974669396018) translate (7.4222480960351cm -0.770678897694814cm)" svg:viewBox="0 0 7321 2903" svg:d="M0 2903c3776 1 7321-2903 7321-2903">
            <text:p/>
          </draw:path>
          <draw:custom-shape draw:style-name="gr16" draw:text-style-name="P1" draw:layer="layout" svg:width="5.461cm" svg:height="5.207cm" svg:x="3.921cm" svg:y="1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9.7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6T22:31:02.817472690</dc:date>
    <meta:editing-duration>PT1H52M38S</meta:editing-duration>
    <meta:editing-cycles>39</meta:editing-cycles>
    <meta:generator>LibreOffice/6.1.5.2$Linux_X86_64 LibreOffice_project/10$Build-2</meta:generator>
    <meta:document-statistic meta:object-count="28"/>
  </office:meta>
</office:document-meta>
</file>